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loat register 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8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7"/>
          <table:table-cell office:value-type="string" calcext:value-type="string">
            <text:p>Source Code</text:p>
          </table:table-cell>
          <table:table-cell table:number-columns-repeated="3"/>
          <table:table-cell table:style-name="ce8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7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7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logic kaise likha? - book dekh ke ya fer sir ki slides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event mein coreId -1 hi bheji n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nya event banaya CDB ke liye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DB mein event execution mein daala &amp; writeback logic(other than store) CDB mein daala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issue stage mein ifIdlatch se utha rya ho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issue stage mein sab issue kar re ho jitni ho sakti hain..i.e. multiple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Confirm with prev logic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cycle mein kuch bi fetch ni hua?--just added to instrCache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4" office:value-type="string" calcext:value-type="string">
            <text:p>Fetch issu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rmination logi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tALU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2<text:span text:style-name="T1">nd</text:span> operand ni hai 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loating point to'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ch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lsq</text:p>
          </table:table-cell>
        </table:table-row>
        <table:table-row table:style-name="ro1" table:number-rows-repeated="39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2T23:06:03.408580820</dc:date>
    <meta:editing-duration>P1DT7H48M36S</meta:editing-duration>
    <meta:editing-cycles>68</meta:editing-cycles>
    <meta:document-statistic meta:table-count="2" meta:cell-count="87" meta:object-count="0"/>
  </office:meta>
</office:document-meta>
</file>